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3" draw:layer="layout" svg:width="7cm" svg:height="2.5cm" svg:x="6.5cm" svg:y="2cm">
          <text:p text:style-name="P1">Tas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" draw:layer="layout" svg:width="2.5cm" svg:height="2.5cm" svg:x="8.7cm" svg:y="7cm">
          <text:p text:style-name="P1">Id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9.949cm" svg:y1="9.5cm" svg:x2="9.9cm" svg:y2="12.5cm" draw:start-shape="id1" draw:start-glue-point="6" draw:end-shape="id2" draw:end-glue-point="0" svg:d="m9949 9500v1501h-49v1499">
          <text:p text:style-name="P1">Yes</text:p>
        </draw:connector>
        <draw:connector draw:style-name="gr3" draw:text-style-name="P1" draw:layer="layout" svg:x1="9.999cm" svg:y1="4.5cm" svg:x2="9.949cm" svg:y2="7cm" draw:start-shape="id3" draw:start-glue-point="6" draw:end-shape="id1" draw:end-glue-point="4" svg:d="m9999 4500v1251h-50v1249">
          <text:p/>
        </draw:connector>
        <draw:rect draw:style-name="gr4" draw:text-style-name="P1" draw:id="id2" draw:layer="layout" svg:width="4cm" svg:height="2.5cm" svg:x="7.9cm" svg:y="12.5cm">
          <text:p text:style-name="P1">Try to solve()</text:p>
        </draw:rect>
        <draw:custom-shape draw:style-name="gr1" draw:text-style-name="P1" draw:id="id4" draw:layer="layout" svg:width="2.5cm" svg:height="2.5cm" svg:x="8.7cm" svg:y="17.5cm">
          <text:p text:style-name="P1">Solv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svg:x1="8.7cm" svg:y1="8.249cm" svg:x2="6.5cm" svg:y2="3.249cm" draw:start-shape="id1" draw:start-glue-point="5" draw:end-shape="id3" draw:end-glue-point="5" svg:d="m8700 8249h-500l-2200-5000h500">
          <text:p text:style-name="P1">No</text:p>
        </draw:connector>
        <draw:connector draw:style-name="gr2" draw:text-style-name="P1" draw:layer="layout" draw:type="lines" svg:x1="8.7cm" svg:y1="18.75cm" svg:x2="5.9cm" svg:y2="18.75cm" draw:start-shape="id4" draw:end-shape="id5" svg:d="m8700 18750h-500-1799-501">
          <text:p text:style-name="P1">Yes</text:p>
        </draw:connector>
        <draw:custom-shape draw:style-name="gr1" draw:text-style-name="P1" draw:id="id5" draw:layer="layout" svg:width="4.5cm" svg:height="2.5cm" svg:x="1.4cm" svg:y="17.5cm">
          <text:p text:style-name="P1">Remove tas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9.9cm" svg:y1="15cm" svg:x2="9.95cm" svg:y2="17.5cm" draw:start-shape="id2" draw:start-glue-point="2" draw:end-shape="id4" svg:d="m9900 15000v500l50 1500v500">
          <text:p/>
        </draw:connector>
        <draw:connector draw:style-name="gr3" draw:text-style-name="P1" draw:layer="layout" svg:x1="11.2cm" svg:y1="18.749cm" svg:x2="13.3cm" svg:y2="18.8cm" draw:start-shape="id4" draw:start-glue-point="7" draw:end-shape="id6" draw:end-glue-point="3" svg:d="m11200 18749h1051v51h1049">
          <text:p/>
        </draw:connector>
        <draw:rect draw:style-name="gr4" draw:text-style-name="P1" draw:id="id6" draw:layer="layout" svg:width="7.5cm" svg:height="3cm" svg:x="13.3cm" svg:y="17.3cm">
          <text:p text:style-name="P1">Assigned Task to </text:p>
          <text:p text:style-name="P1">Idle Unit and mark Task </text:p>
          <text:p text:style-name="P1">as not idl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8T11:14:01</meta:creation-date>
    <dc:date>2009-08-28T11:38:46</dc:date>
    <meta:editing-duration>PT00H09M34S</meta:editing-duration>
    <meta:editing-cycles>1</meta:editing-cycles>
    <meta:document-statistic meta:object-count="12"/>
    <meta:generator>OpenOffice.org/3.0$Uni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